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20000067417209CD495C665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1.3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42cm" svg:height="14.372cm" svg:x="1.381cm" svg:y="2.63cm">
          <draw:image xlink:href="Pictures/10000201000006020000067417209CD495C6655D.png" xlink:type="simple" xlink:show="embed" xlink:actuate="onLoad" loext:mime-type="image/png">
            <text:p/>
          </draw:image>
        </draw:frame>
        <draw:line draw:style-name="gr2" draw:text-style-name="P1" draw:layer="layout" svg:x1="13.317cm" svg:y1="3.256cm" svg:x2="7.95cm" svg:y2="5.134cm">
          <text:p/>
        </draw:line>
        <draw:frame draw:style-name="gr3" draw:text-style-name="P2" draw:layer="layout" svg:width="0.833cm" svg:height="1.352cm" svg:x="13.409cm" svg:y="2.183cm">
          <draw:text-box>
            <text:p><text:span text:style-name="T1">1</text:span></text:p>
          </draw:text-box>
        </draw:frame>
        <draw:line draw:style-name="gr2" draw:text-style-name="P1" draw:layer="layout" svg:x1="2.121cm" svg:y1="16.404cm" svg:x2="3.693cm" svg:y2="11.395cm">
          <text:p/>
        </draw:line>
        <draw:frame draw:style-name="gr4" draw:text-style-name="P2" draw:layer="layout" svg:width="0.888cm" svg:height="1.352cm" svg:x="1.128cm" svg:y="16.748cm">
          <draw:text-box>
            <text:p><text:span text:style-name="T1">2</text:span></text:p>
          </draw:text-box>
        </draw:frame>
        <draw:line draw:style-name="gr2" draw:text-style-name="P1" draw:layer="layout" svg:x1="14.427cm" svg:y1="9.785cm" svg:x2="12.576cm" svg:y2="11.932cm">
          <text:p/>
        </draw:line>
        <draw:frame draw:style-name="gr5" draw:text-style-name="P2" draw:layer="layout" svg:width="0.832cm" svg:height="1.352cm" svg:x="14.057cm" svg:y="8.98cm">
          <draw:text-box>
            <text:p><text:span text:style-name="T1">3</text:span></text:p>
          </draw:text-box>
        </draw:frame>
        <draw:frame draw:style-name="gr6" draw:text-style-name="P2" draw:layer="layout" svg:width="13.208cm" svg:height="11.639cm" svg:x="15.478cm" svg:y="3.54cm">
          <draw:text-box>
            <text:p><text:span text:style-name="T1">1 - Livox TELE-15</text:span></text:p>
            <text:p><text:span text:style-name="T1"/></text:p>
            <text:p><text:span text:style-name="T1">2 – Velodyne Puck VLP-16 with rotating unit </text:span></text:p>
            <text:p><text:span text:style-name="T1">3 – Velodyne Utlra Puck VLP-32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5:03:25.122579654</meta:creation-date>
    <dc:date>2022-09-27T22:16:59.317196053</dc:date>
    <meta:editing-duration>PT18M16S</meta:editing-duration>
    <meta:editing-cycles>4</meta:editing-cycles>
    <meta:generator>LibreOffice/6.4.7.2$Linux_X86_64 LibreOffice_project/40$Build-2</meta:generator>
    <meta:document-statistic meta:object-count="8"/>
  </office:meta>
</office:document-meta>
</file>